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3838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10d0c" style:text-align-source="fix" style:repeat-content="false" fo:border="0.74pt ridge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bf0041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55308d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8" style:family="table-cell" style:parent-style-name="Default" style:data-style-name="N104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color="#00a933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158466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4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7" style:family="table-cell" style:parent-style-name="Default" style:data-style-name="N104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00a933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838" style:text-align-source="fix" style:repeat-content="false" fo:border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ff3838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Noto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1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2">
            <text:p>Modelo de Diario de Trading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6"/>
          <table:covered-table-cell table:number-columns-repeated="4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2">
            <text:p>Mes - Año</text:p>
          </table:table-cell>
          <table:table-cell table:style-name="ce2" office:value-type="string" calcext:value-type="string" table:number-columns-spanned="1" table:number-rows-spanned="2">
            <text:p>Diciembre</text:p>
            <text:p> 2024</text:p>
          </table:table-cell>
          <table:table-cell table:number-columns-repeated="2"/>
          <table:table-cell table:style-name="ce10"/>
          <table:table-cell table:number-columns-repeated="21"/>
        </table:table-row>
        <table:table-row table:style-name="ro1">
          <table:covered-table-cell table:number-columns-repeated="2" table:style-name="ce3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 table:number-columns-spanned="2" table:number-rows-spanned="2">
            <text:p>Fecha y Hora</text:p>
          </table:table-cell>
          <table:covered-table-cell table:style-name="ce28"/>
          <table:table-cell table:style-name="ce9" office:value-type="string" calcext:value-type="string" table:number-columns-spanned="2" table:number-rows-spanned="2">
            <text:p>Activo</text:p>
          </table:table-cell>
          <table:covered-table-cell table:style-name="ce28"/>
          <table:table-cell table:style-name="ce11" office:value-type="string" calcext:value-type="string" table:number-columns-spanned="2" table:number-rows-spanned="2">
            <text:p>Marco Temporal</text:p>
          </table:table-cell>
          <table:covered-table-cell table:style-name="ce28"/>
          <table:table-cell table:style-name="ce13" office:value-type="string" calcext:value-type="string" table:number-columns-spanned="2" table:number-rows-spanned="2">
            <text:p>Estrategia</text:p>
          </table:table-cell>
          <table:covered-table-cell table:style-name="ce28"/>
          <table:table-cell table:style-name="ce14" office:value-type="string" calcext:value-type="string" table:number-columns-spanned="2" table:number-rows-spanned="2">
            <text:p>Dirección (Rise/Low)</text:p>
          </table:table-cell>
          <table:covered-table-cell table:style-name="ce28"/>
          <table:table-cell table:style-name="ce15" office:value-type="string" calcext:value-type="string" table:number-columns-spanned="2" table:number-rows-spanned="2">
            <text:p>Resultado (+/-)</text:p>
          </table:table-cell>
          <table:covered-table-cell table:style-name="ce28"/>
          <table:table-cell table:style-name="ce16" office:value-type="string" calcext:value-type="string" table:number-columns-spanned="2" table:number-rows-spanned="2">
            <text:p>Errores o Observaciones</text:p>
          </table:table-cell>
          <table:covered-table-cell table:style-name="ce17"/>
          <table:table-cell table:style-name="ce18" office:value-type="string" calcext:value-type="string" table:number-columns-spanned="2" table:number-rows-spanned="2">
            <text:p>Emoción (1-10)(Miedo- Alegria-Rabia)</text:p>
          </table:table-cell>
          <table:covered-table-cell table:style-name="ce107"/>
          <table:table-cell table:number-columns-repeated="10"/>
        </table:table-row>
        <table:table-row table:style-name="ro1">
          <table:covered-table-cell table:style-name="ce5"/>
          <table:covered-table-cell table:number-columns-repeated="14" table:style-name="ce28"/>
          <table:covered-table-cell table:style-name="ce107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06:58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Europe composite</text:p>
            <text:p>Index 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con </text:p>
            <text:p>Fibonachi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Seguir asi de paciente y seguro en la </text:p>
            <text:p>Operaciones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Miedo un </text:p>
            <text:p>50%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07:01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30S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Velas de Rechazo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16" office:value-type="string" calcext:value-type="string" table:number-columns-spanned="2" table:number-rows-spanned="2">
            <text:p>Con un poco de Nervios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<text:span text:style-name="T1">Miedo un </text:span></text:p>
            <text:p><text:span text:style-name="T1">50%</text:span>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07:03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Crypto Composite</text:p>
            <text:p>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con  </text:p>
            <text:p>Fibonachi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90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Queria segur la continuidad</text:p>
            <text:p>Hacia la baja pero la vela </text:p>
            <text:p>No cambio y entro en </text:p>
            <text:p>una zono lateral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<text:span text:style-name="T1">Miedo un </text:span></text:p>
            <text:p><text:span text:style-name="T1">50%</text:span>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07:07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Cafeina 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Accion del precio, mire </text:p>
            <text:p>Lo que habia hecho el grafico </text:p>
            <text:p>con anterioridad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La accion del precio y la operacion</text:p>
            <text:p>Intuitiva si funciona, si</text:p>
            <text:p>Se complementa con un soporte </text:p>
            <text:p>Fibonachi lo es a un mas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<text:span text:style-name="T1">Miedo un </text:span></text:p>
            <text:p><text:span text:style-name="T1">15% Y un poco mas de </text:span></text:p>
            <text:p><text:span text:style-name="T1">Confianza</text:span>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07:10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Asia composite 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Paridad de velas,</text:p>
            <text:p>contenplandola accion del </text:p>
            <text:p>Precio anteriormente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Pude aplicar la accion de precio</text:p>
            <text:p>y lo complemente con soportes y aplique </text:p>
            <text:p>Una vela de rechazo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Con un poco de nervios,</text:p>
            <text:p>Ya que la operacion entro en contra, </text:p>
            <text:p>Pero despues respeto la estartegia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12:44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GPB/USD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hacia la baja,</text:p>
            <text:p>Pero el grafico, dio un martillo</text:p>
            <text:p> invertido hacia el alza y</text:p>
            <text:p>Siguio una continuidad hacia el alza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No contemple una variante de </text:p>
            <text:p>Vela martillo que fue la </text:p>
            <text:p>Que hizo el cambio de</text:p>
            <text:p>tendenci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desconfiado, ceo que por eso perdi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12:46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Asia composite 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30S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Velas de Rechazo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Observe la los patrones que </text:p>
            <text:p>tenia el grafico anteriormente</text:p>
            <text:p>Y gracia a eso confirme la operacion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confiado, gracias a la operacion intuitiva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12:48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<text:span text:style-name="T1">Europe composite</text:span></text:p>
            <text:p><text:span text:style-name="T1">Index </text:span>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30S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Velas de Rechazo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Opere en contra del movimiento,</text:p>
            <text:p>Natural del grafico, pero como</text:p>
            <text:p>Anteriormente, me habia dado rechazos</text:p>
            <text:p>Se aplico para mi vel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Me senti un poco frustrado, cuando me di cuenta que opere en contra del sentido natural de grafico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12:51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GPB/USD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Estaba seguro de que respetaria</text:p>
            <text:p>La continuidad ya que era una tendencia,</text:p>
            <text:p>Habia llegado al punto mas alto y</text:p>
            <text:p>debia seguir con el cambio de tendenci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Mas seguro que en las demas operaciones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12:55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EUR/USD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Paridad de velas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67" office:value-type="currency" office:currency="USD" office:value="0" calcext:value-type="currency" table:number-columns-spanned="2" table:number-rows-spanned="2">
            <text:p>$0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Entre un poco despues de que la vela cerrara,</text:p>
            <text:p>Si hubiera entrado al tiempo correcto;</text:p>
            <text:p>Quizas lo hubiera ganado,</text:p>
            <text:p>Pero menos mal, ni gane ni perdi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frustado, por que la vela al segundo 30 se devolvio en mi contr pero a los ultimos segundos, se quedo en el punto 0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21:11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Cafeina 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Fibonachi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La vela respeto,</text:p>
            <text:p>Pero siguio una continuidad</text:p>
            <text:p>Hacia el alz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austado al principio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5, 21:14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EUR/USD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Paridad de velas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Repeto a la perfeccion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Me senti confiado, </text:p>
            <text:p>Ya que dio la paridad de inmediato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6:59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La vela no llego al punto </text:p>
            <text:p>De la Golden Zone de Fibonachi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tranquilo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00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Opere en el mimo grafico despues de haber perdido,</text:p>
            <text:p> Ademas opere si fundamentos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frustrado por que perdi</text:p>
            <text:p>La operacio anterio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02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30S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Velas de Rechazo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Aunque opere en el mismo grafico,</text:p>
            <text:p>La operacion fue exitosa,</text:p>
            <text:p>Pero eso no quita que sea peligros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frustrado por que perdi La operacio anterio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04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30S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Velas de Rechazo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Segui operando en le grafico donde habia perdido la mayoria</text:p>
            <text:p>De mis operaciones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Confiado por que habia ganado la operacion anterior</text:p>
            <text:p>Lo que me llevo a no analiza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06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GPB/USD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Paridad de velas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88" office:value-type="currency" office:currency="USD" office:value="0.85" calcext:value-type="currency" table:number-columns-spanned="2" table:number-rows-spanned="2">
            <text:p>$0.85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La operacion fue bien ejecutada,</text:p>
            <text:p>Contemple la accion del precio</text:p>
            <text:p>Y tambien lo que el grafico</text:p>
            <text:p>Habia hecho anteriormente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No estaba tan nervioso,</text:p>
            <text:p>Ya que lo que habia hecho el</text:p>
            <text:p>Grafico anteriormente </text:p>
            <text:p>Debia hacer que la vela respetara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11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Asia composite 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No aprecie que la vela anterior</text:p>
            <text:p>Me haia dejado una mecha,</text:p>
            <text:p>Lo que significa que probablemente</text:p>
            <text:p>Diera un mivimiento bajista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por confiado que gane la operacion anterio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14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Paridad de velas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Low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Intente operar una paridad, donde claramente </text:p>
            <text:p>Era una continuidad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por que perdi la operacion anterio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office:value-type="string" calcext:value-type="string" table:number-columns-spanned="2" table:number-rows-spanned="2">
            <text:p>Dec 16, 07:15</text:p>
          </table:table-cell>
          <table:covered-table-cell table:style-name="ce38"/>
          <table:table-cell table:style-name="ce54" office:value-type="string" calcext:value-type="string" table:number-columns-spanned="2" table:number-rows-spanned="2">
            <text:p>BrasIndex</text:p>
          </table:table-cell>
          <table:covered-table-cell table:style-name="ce62"/>
          <table:table-cell table:style-name="ce72" office:value-type="string" calcext:value-type="string" table:number-columns-spanned="2" table:number-rows-spanned="2">
            <text:p>1M</text:p>
          </table:table-cell>
          <table:covered-table-cell table:style-name="ce74"/>
          <table:table-cell table:style-name="ce78" office:value-type="string" calcext:value-type="string" table:number-columns-spanned="2" table:number-rows-spanned="2">
            <text:p>Continuidad 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Rise</text:p>
          </table:table-cell>
          <table:covered-table-cell table:style-name="ce85"/>
          <table:table-cell table:style-name="ce66" office:value-type="currency" office:currency="USD" office:value="1" calcext:value-type="currency" table:number-columns-spanned="2" table:number-rows-spanned="2">
            <text:p>$1.00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En esta vela el soporque se covirtio en resistencia, </text:p>
            <text:p>tambien habia perdido en el mismo grafico</text:p>
            <text:p>Anteriormente, lo que aumento las posibilidades de perder</text:p>
          </table:table-cell>
          <table:covered-table-cell table:style-name="ce98"/>
          <table:table-cell table:style-name="ce101" office:value-type="string" calcext:value-type="string" table:number-columns-spanned="2" table:number-rows-spanned="2">
            <text:p>Un poco por que perdi la operacion anterior</text:p>
          </table:table-cell>
          <table:covered-table-cell table:style-name="ce104"/>
          <table:table-cell table:number-columns-repeated="10"/>
        </table:table-row>
        <table:table-row table:style-name="ro1">
          <table:covered-table-cell table:style-name="ce26"/>
          <table:covered-table-cell table:style-name="ce43"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style-name="ce27"/>
          <table:covered-table-cell/>
          <table:covered-table-cell table:style-name="ce59"/>
          <table:covered-table-cell table:style-name="ce65"/>
          <table:covered-table-cell table:style-name="ce73"/>
          <table:covered-table-cell table:style-name="ce75"/>
          <table:covered-table-cell table:style-name="ce79"/>
          <table:covered-table-cell table:style-name="ce81"/>
          <table:covered-table-cell table:style-name="ce84"/>
          <table:covered-table-cell table:style-name="ce86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style-name="ce102"/>
          <table:covered-table-cell table:style-name="ce105"/>
          <table:table-cell table:number-columns-repeated="10"/>
        </table:table-row>
        <table:table-row table:style-name="ro1">
          <table:table-cell table:style-name="ce22" table:number-columns-spanned="2" table:number-rows-spanned="2"/>
          <table:covered-table-cell table:style-name="ce44"/>
          <table:table-cell table:style-name="ce54" table:number-columns-spanned="2" table:number-rows-spanned="2"/>
          <table:covered-table-cell table:style-name="ce62"/>
          <table:table-cell table:style-name="ce72" table:number-columns-spanned="2" table:number-rows-spanned="2"/>
          <table:covered-table-cell table:style-name="ce74"/>
          <table:table-cell table:style-name="ce78" table:number-columns-spanned="2" table:number-rows-spanned="2"/>
          <table:covered-table-cell table:style-name="ce80"/>
          <table:table-cell table:style-name="ce83" table:number-columns-spanned="2" table:number-rows-spanned="2"/>
          <table:covered-table-cell table:style-name="ce85"/>
          <table:table-cell table:style-name="ce91" table:number-columns-spanned="2" table:number-rows-spanned="2"/>
          <table:covered-table-cell table:style-name="ce92"/>
          <table:table-cell table:style-name="ce95" table:number-columns-spanned="2" table:number-rows-spanned="2"/>
          <table:covered-table-cell table:style-name="ce98"/>
          <table:table-cell table:style-name="ce101" table:number-columns-spanned="2" table:number-rows-spanned="2"/>
          <table:covered-table-cell table:style-name="ce104"/>
          <table:table-cell table:number-columns-repeated="10"/>
        </table:table-row>
        <table:table-row table:style-name="ro1">
          <table:covered-table-cell table:number-columns-repeated="16"/>
          <table:table-cell table:number-columns-repeated="10"/>
        </table:table-row>
        <table:table-row table:style-name="ro1" table:number-rows-repeated="9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49:05.100868701</meta:creation-date>
    <dc:date>2024-12-16T08:01:39.011088971</dc:date>
    <meta:editing-duration>PT2H6M11S</meta:editing-duration>
    <meta:editing-cycles>9</meta:editing-cycles>
    <meta:generator>LibreOffice/7.4.7.2$Linux_X86_64 LibreOffice_project/40$Build-2</meta:generator>
    <meta:document-statistic meta:table-count="1" meta:cell-count="171" meta:object-count="0"/>
  </office:meta>
</office:document-meta>
</file>